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6.661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2.629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fo:min-height="3.473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2cm" fo:margin-bottom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3cm" fo:margin-bottom="0cm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111111" fo:font-size="15pt" style:font-size-asian="15pt" style:font-size-complex="15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661cm" svg:x="1.4cm" svg:y="-0.91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El Largo, Sinuoso, Pedregoso y Peligroso Camino al SNI en una</text:span></text:p>
            <text:p><text:span text:style-name="T1">Universidad Politécnica</text:span></text:p>
            <text:p><text:span text:style-name="T1"/></text:p>
            <text:p><text:span text:style-name="T2"/></text:p>
            <text:p><text:span text:style-name="T3">Dr. Marco Aurelio Nuño Maganda </text:span></text:p>
            <text:p><text:span text:style-name="T3">Profesor de Tiempo Completo</text:span></text:p>
            <text:p><text:span text:style-name="T3">Maestría en Ingeniería &amp; Ingeniería en Tecnologías de la Información</text:span></text:p>
            <text:p><text:span text:style-name="T3">Universidad Politécnica de Victoria</text:span></text:p>
            <text:p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SOY SNI a pesar de … (1)</text:p>
          </draw:text-box>
        </draw:frame>
        <draw:frame presentation:style-name="pr4" draw:text-style-name="P3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Falta de EMPATÍA de la parte administrativa</text:p>
                <text:list>
                  <text:list-item>
                    <text:p>“Es que los profesores de ITI tienen muchas horas de descarga”</text:p>
                  </text:list-item>
                  <text:list-item>
                    <text:p>“Es que un alumno de posgrado le cuesta a la universidad $500,000.00”</text:p>
                  </text:list-item>
                  <text:list-item>
                    <text:p>Medir desempeño en hora/clase, en porcentaje de aprobación, en porcentaje de tutorados, en base a la opinión de los alumnos</text:p>
                  </text:list-item>
                </text:list>
              </text:list-item>
              <text:list-item>
                <text:p>Percepción institucional del SNI como moneda de cambio (No lo tienes, eres MALO, pero lo tienes, no tienes NADA!!)</text:p>
                <text:list>
                  <text:list-item>
                    <text:p>“Si no haces investigación, estas defraudando al erario público (porque se te esta pagando por algo que no estás haciendo)”</text:p>
                  </text:list-item>
                </text:list>
              </text:list-item>
              <text:list-item>
                <text:p>Falta de apoyo en cuanto a actividades de investigación (para el investigador como para estudiantes)</text:p>
                <text:list>
                  <text:list-item>
                    <text:p>Múltiples solicitudes denegadas de apoyo a asistencia a congresos, inscripciones</text:p>
                  </text:list-item>
                  <text:list-item>
                    <text:p>No pagaron $500 de una inscripción a un congreso en el CRETAM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4">SOY SNI a pesar de … (2)</text:p>
          </draw:text-box>
        </draw:frame>
        <draw:frame presentation:style-name="pr4" draw:text-style-name="P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Largo y penoso proceso para efectuar las compras, y en general para el manejo de los proyectos</text:p>
                <text:list>
                  <text:list-item>
                    <text:p>Alguna vez se tuvo que tratar directo con el proveedor para ver si tenia la carta de proveedor </text:p>
                  </text:list-item>
                  <text:list-item>
                    <text:p>Sobrecostos, equipos con especificaciones erróneas, entregas tardía, etc</text:p>
                  </text:list-item>
                </text:list>
              </text:list-item>
              <text:list-item>
                <text:p text:style-name="P5">Falta de estímulos</text:p>
                <text:list>
                  <text:list-item>
                    <text:p>En el ITSA (Puebla), como profesor de asignatura, participé (y me hice merecedor) de un estímulo anual, pero ponderaban articulos, congresos, etc</text:p>
                  </text:list-item>
                </text:list>
              </text:list-item>
              <text:list-item>
                <text:p text:style-name="P5">Convocatorias para promoción NULAS</text:p>
                <text:list>
                  <text:list-item>
                    <text:p>La última fue mas o menos transparente</text:p>
                  </text:list-item>
                  <text:list-item>
                    <text:p>El tema de los SABÁTICOS está mas muerto que mi amor por el SOCCER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4">SOY SNI a pesar de … (3)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Opacidad en el manejo de recursos (PRODEP, PIFI, PROFOE, etc)</text:p>
              </text:list-item>
              <text:list-item>
                <text:p text:style-name="P5">Festejos (posadas, día del maestro)</text:p>
                <text:list>
                  <text:list-item>
                    <text:p>Curiosamente el último DM que recuerdo fue el mejor</text:p>
                  </text:list-item>
                  <text:list-item>
                    <text:p>Pero las posadas fueron a la baja</text:p>
                  </text:list-item>
                </text:list>
              </text:list-item>
              <text:list-item>
                <text:p text:style-name="P5">Elitismo en el trato hacia la raza administrativa </text:p>
                <text:list>
                  <text:list-item>
                    <text:p>“Lugares de estacionamiento”</text:p>
                  </text:list-item>
                </text:list>
              </text:list-item>
              <text:list-item>
                <text:p text:style-name="P5">“Si no autorizó, no puedes solicitar audiencia en rectoría”</text:p>
              </text:list-item>
              <text:list-item>
                <text:p text:style-name="P5">Checador</text:p>
                <text:list>
                  <text:list-item>
                    <text:p>Penoso proceso de recopilar firmas para justificar incidenci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Antiguo testamento: 2009 a 2017 (1)</text:p>
          </draw:text-box>
        </draw:frame>
        <draw:frame presentation:style-name="pr4" draw:text-style-name="P3" draw:layer="layout" svg:width="25.199cm" svg:height="11.715cm" svg:x="1.4cm" svg:y="3.679cm" presentation:class="outline" presentation:user-transformed="true">
          <draw:text-box>
            <text:list text:style-name="L2">
              <text:list-item>
                <text:p>Egreso de Doctorado (Octubre 2009) – sin JCRs, pero con 6 artículos en congresos internacionales</text:p>
              </text:list-item>
              <text:list-item>
                <text:p>Llegada a la UPV (Materias nuevas, cambio de entorno, falta de infraestructura, etc)</text:p>
              </text:list-item>
              <text:list-item>
                <text:p>Apliqué en convocatoria 2010 (NO ADMITIDO)</text:p>
                <text:list>
                  <text:list-item>
                    <text:p>Según un rumor, antes valia los congresos publicados bajo el esquema “Lecture Notes” como congresos</text:p>
                  </text:list-item>
                </text:list>
                <text:p text:style-name="P7"><text:span text:style-name="T5">Marco Aurelio Nuño-Maganda, Miguel Arias-Estrada, and Claudia Feregrino-Uribe. Three Video Applications using an FPGA based pyramids implementation: Tracking, Mosaics and Stabilization. In IEEE International </text:span><text:span text:style-name="T5">Conference on Field Programmable Technology, pages 336–339, Diciembre 2003. https://doi.org/10.1109/FPT.2003.1275771 ISBN: 978-0-7803-8320-3</text:span></text:p>
                <text:p text:style-name="P7"><text:span text:style-name="T5">Marco Aurelio Nuño-Maganda and Miguel Arias-Estrada. Real-Time FPGA-Based Architecture for Bicubic Interpolation: An Application for Digital Image Scaling. In Proceedings of the 2005 International Conference on </text:span><text:span text:style-name="T5">Reconfigurable Computing and FPGAs (ReConFig’05) on Reconfigurable Computing and FPGAs, pages 1–, Puebla, México, Septiembre 2005. IEEE Computer Society. https://doi.org/10.1109/RECONFIG.2005.34 ISBN: 0-</text:span><text:span text:style-name="T5">7695-2456-7.</text:span></text:p>
                <text:p text:style-name="P7"><text:span text:style-name="T5">Marco Aurelio Nuño-Maganda, Miguel Arias-Estrada, and César Torres-Huitzil. An Efficient Scalable Parallel Hardware Architecture for Multilayer Spiking Neural Networks. In Programmable Logic, 2007. SPL ’07. 2007 3rd </text:span><text:span text:style-name="T5">Southern Conference on, pages 167–170, Febrero 2007. https://doi.org/10.1109/SPL.2007.371742 ISBN: 1-4244-0606-4.</text:span></text:p>
                <text:p text:style-name="P7"><text:span text:style-name="T5">Marco Aurelio Nuño-Maganda, Miguel Arias-Estrada, and César Torres-Huitzil. High Performance Hardware Implementation of SpikeProp Learning: Potential and Tradeoffs. In Field-Programmable Technology, 2007. ICFPT 2007. </text:span><text:span text:style-name="T5">International Conference on, pages 129–136, Diciembre 2007. https://doi.org/10.1109/FPT.2007.4439241 ISBN: 1-4244-1472-5.</text:span></text:p>
                <text:p text:style-name="P7"><text:span text:style-name="T5">Marco Aurelio Nuño-Maganda and Miguel Arias-Estrada and César Torres-Huitzil and Bernard. Girau. A population coding hardware architecture for Spiking Neural Networks applications. In Programmable Logic, 2009. SPL. 5th </text:span><text:span text:style-name="T5">Southern Conference on, pages 83–88, Abril 2009. https://doi.org/10.1109/SPL.2009.4914919 ISBN: 978-1-4244-3846-4.</text:span></text:p>
                <text:p text:style-name="P7"><text:span text:style-name="T5">Marco Aurelio Nuño-Maganda, Miguel Arias-Estrada, César Torres-Huitzil, and Bernard Girau. Hardware implementation of spiking neural network classifiers based on backpropagation-based learning algorithms. In </text:span><text:span text:style-name="T5">Proceedings of the 2009 international joint conference on Neural Networks, IJCNN’09, pages 2318–2325, Piscataway, NJ, USA, Junio 2009. IEEE Press. https://doi.org/10.1109/IJCNN.2009.5178912 ISBN: 978-1-4244-3549-</text:span><text:span text:style-name="T5">4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 text:style-name="P4">Antiguo testamento: 2009 a 2017 (2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5">Primer JCR → 2011 (Colaboración UNAM-INAOE)</text:p>
                <text:list>
                  <text:list-item>
                    <text:p text:style-name="P8"><text:span text:style-name="T6">Carlos Polanco-González, Marco Aurelio Nuño-Maganda, Miguel Arias-Estrada, and Gabriel del Río. An FPGA Implementation to Detect Selective Cationic </text:span><text:span text:style-name="T6">Antibacterial Peptides. PLoS ONE, 6(6):e21399, jun 2011. </text:span><text:span text:style-name="T6"><text:a xlink:href="https://doi.org/10.1371/journal.pone.0021399" xlink:type="simple">https://doi.org/10.1371/journal.pone.0021399</text:a></text:span><text:span text:style-name="T6">, ISSN: 1932-6203, Indexado SCI.</text:span></text:p>
                  </text:list-item>
                </text:list>
              </text:list-item>
              <text:list-item>
                <text:p text:style-name="P5">Apliqué en convocatoria 2012 (NO ADMITIDO)</text:p>
                <text:list>
                  <text:list-item>
                    <text:p>Argumento en contra: No tiene suficientes publicaciones en revistas JC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 text:style-name="P4">Antiguo testamento: 2009 a 2017 (3) – “TOCAR FONDO”</text:p>
          </draw:text-box>
        </draw:frame>
        <draw:frame presentation:style-name="pr4" draw:text-style-name="P3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5">Segundo JCR → 2012 (Colaboración CINVESTAV-TAMPS)</text:p>
                <text:list>
                  <text:list-item>
                    <text:p><text:span text:style-name="T7">Marco Delgadillo-Escobar, César Torres-Huitzil, and Marco Aurelio Nuño-Maganda. Comparison between 2D cellular automata based pseudorandom number generators. IEICE Electronics Express, 9(17):1391–1396, sep 2012. </text:span><text:span text:style-name="T7"><text:a xlink:href="https://doi.org/10.1587/elex.9.1391" xlink:type="simple">https://doi.org/10.1587/elex.9.1391</text:a></text:span><text:span text:style-name="T7">, ISSN:1349-2543, Indexado SCI.</text:span></text:p>
                  </text:list-item>
                </text:list>
              </text:list-item>
              <text:list-item>
                <text:p text:style-name="P5">Apliqué en convocatoria 2013 (ADMITIDO con Candidato)</text:p>
              </text:list-item>
              <text:list-item>
                <text:p text:style-name="P5">SNI Candidato (2014-2016)</text:p>
              </text:list-item>
              <text:list-item>
                <text:p text:style-name="P5">JCRs en ese PERIODO (2014-2017): NINGUNO (ERA OBSCURA)!</text:p>
                <text:list>
                  <text:list-item>
                    <text:p>Se desarrolló proyecto CONACYT, del cual hubo apoyo a estudiantes en conferencias</text:p>
                  </text:list-item>
                  <text:list-item>
                    <text:p>Se presentaron varios artículos en conferencias internacionales</text:p>
                  </text:list-item>
                  <text:list-item>
                    <text:p text:style-name="P9">Organización del CONNAI (2014, 2015, 2016) y otros eventos académicos (TMR)</text:p>
                  </text:list-item>
                  <text:list-item>
                    <text:p text:style-name="P9">“Tocar Fondo”: 2017, año donde no publiqué ningún tipo de artículo</text:p>
                    <text:list>
                      <text:list-item>
                        <text:p>Años “hueco” desde 2003: 2008 y 201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Nuevo Testamento – “Nuevos Aires”<text:line-break/>(2018 – 2019) (1)</text:p>
          </draw:text-box>
        </draw:frame>
        <draw:frame presentation:style-name="pr4" draw:text-style-name="P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8">2018: 4 Artículos JCR</text:span></text:p>
                <text:list>
                  <text:list-item>
                    <text:p>Martín Hernández-Ordoñez, Marco A. Nuño-Maganda, Carlos A. Calles-Arriaga, Omar Montaño- Rivas, and Karla E. Bautista Hernández. An Education Application for Teaching Robot Arm Manipulator Concepts Using Augmented Reality. Mobile Information Systems, 2018, aug 2018. https://doi.org/10.1155/2018/6047034, Article ID: 6047034, ISSN: 1875-905X. <text:span text:style-name="T9">JCR: Cuartil 4 [CLASE 2], HINDAWI (Open Access)</text:span></text:p>
                  </text:list-item>
                  <text:list-item>
                    <text:p text:style-name="P9"><text:span text:style-name="T10">Marco Aurelio Nuño-Maganda, Hiram Herrera-Rivas, Cesar Torres-Huitzil, Heidy Marisol </text:span><text:span text:style-name="T10">Marín-Castro, and Yuriria Coronado-Pérez. On-Device Learning of Indoor Location for WiFi </text:span><text:span text:style-name="T10">Fingerprint Approach. Sensors, 18(7), jul 2018. https://doi.org/10.3390/s18072202, Article ID: </text:span><text:span text:style-name="T10">2202, ISSN: 1424-8220. </text:span><text:span text:style-name="T9">JCR: Cuartil 2 [CLASE 1], MDPI (Open Access)</text:span></text:p>
                  </text:list-item>
                  <text:list-item>
                    <text:p text:style-name="P9"><text:span text:style-name="T10">Heidy Marisol Marín-Castro, Victor Sosa, and Marco Aurelio Nuño-Maganda. Automatic </text:span><text:span text:style-name="T10">construction of vertical search tools for the Deep Web. IEEE Latin America Transactions, </text:span><text:span text:style-name="T10">16(2):574–584, feb 2018. https://doi.org/10.1109/TLA.2018.8327415, ISSN: 1548-0992.</text:span><text:span text:style-name="T11"> </text:span><text:span text:style-name="T9">JCR: </text:span><text:span text:style-name="T9">Cuartil 4 [CLASE 2]</text:span></text:p>
                  </text:list-item>
                  <text:list-item>
                    <text:p text:style-name="P9"><text:span text:style-name="T10">Samantha Yasivee Carrizales-Villagómez, Marco Aurelio Nuño-Maganda, and Javier Rubio-</text:span><text:span text:style-name="T10">Loyola. A Platform for e-Health Control and Location Services for Wandering Patients. Mobile </text:span><text:span text:style-name="T10">Information Systems, 18, apr 2018. https://doi.org/10.1155/2018/8164376, Article ID: 8164376, </text:span><text:span text:style-name="T10">ISSN: 1875-905X. </text:span><text:span text:style-name="T9">JCR: Cuartil 4 [CLASE 2], HINDAWI (Open Acc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 text:style-name="P4">Nuevo Testamento – “Nuevos Aires”<text:line-break/>(2018 – 2019) (1) </text:p>
          </draw:text-box>
        </draw:frame>
        <draw:frame presentation:style-name="pr4" draw:text-style-name="P3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5">En noviembre de 2018, se publican los Criterios Específicos <text:s/>para el área VII→ Se establecen productos clases 1 (Cuartiles 1, 2 y 3 del JCR) y clase 2 (Cuartil 4 del JCR y revistas CONACYT)</text:p>
              </text:list-item>
              <text:list-item>
                <text:p text:style-name="P5">Apliqué en Convocatoria 2019</text:p>
                <text:list>
                  <text:list-item>
                    <text:p>Rechazado en Primera Oportunidad</text:p>
                  </text:list-item>
                  <text:list-item>
                    <text:p>Solicitud de Reconsideración (No esperando un resultado favorable)</text:p>
                    <text:list>
                      <text:list-item>
                        <text:p text:style-name="P10">Argumentos puestos en consideración: Desconocimiento de los lineamientos y la petición explicita de que NO me los aplicarán de forma retroactiva</text:p>
                      </text:list-item>
                      <text:list-item>
                        <text:p>Aceptado en Reconsideración </text:p>
                      </text:list-item>
                    </text:list>
                  </text:list-item>
                </text:list>
              </text:list-item>
              <text:list-item>
                <text:p text:style-name="P5">SNI I (2020 - 2022)</text:p>
              </text:list-item>
              <text:list-item>
                <text:p text:style-name="P5">Artículos JCR Publicados en 2019: NINGUNO</text:p>
                <text:list>
                  <text:list-item>
                    <text:p>1 conferencia nacional y una interna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Nuevo Testamento – “Tiempos Modernos” (2020 – Actualidad) (1)</text:p>
          </draw:text-box>
        </draw:frame>
        <draw:frame presentation:style-name="pr4" draw:text-style-name="P3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12">2020: 4 Artículos JCR</text:span></text:p>
                <text:list>
                  <text:list-item>
                    <text:p text:style-name="P9"><text:span text:style-name="T10">Juan Carlos Elizondo-Leal, José Gabriel Ramirez-Torres, Jose Hugo Barrón-Zambrano, Alan Diaz-Manríquez, </text:span><text:span text:style-name="T10">Marco Aurelio Nuño-Maganda, and Vicente Paul Saldivar-Alonso. Parallel raster scan for euclidean distance </text:span><text:span text:style-name="T10">transform. Symmetry, 12(11), nov 2020. </text:span><text:span text:style-name="T11">Cuartil JCR: 2 (CLASE 1). MDPI (Open Access)</text:span></text:p>
                  </text:list-item>
                  <text:list-item>
                    <text:p text:style-name="P9"><text:span text:style-name="T10">Martín Hernández-Ordoñez, Marco Aurelio Nuño-Maganda, Carlos Adrián Calles-Arriaga, Abelardo Rodríguez-</text:span><text:span text:style-name="T10">León, Guillermo Efren Ovando-Chacon, Rolando Salazar-Hernández, Omar Montaño-Rivas, and José Margarito </text:span><text:span text:style-name="T10">Canseco-Cortinas. Medical assistant mobile application for diabetes control by simulating a compartmental model. </text:span><text:span text:style-name="T10">Applied Sciences, 10(19), oct 2020. </text:span><text:span text:style-name="T11">Cuartil JCR: 2 (CLASE 1). MDPI (Open Access)</text:span></text:p>
                  </text:list-item>
                  <text:list-item>
                    <text:p text:style-name="P9"><text:span text:style-name="T10">Marco Aurelio Nuño-Maganda, C. Torres-Huitzil, Y. Hernández-Mier, J. De La Calleja, C. C. Martinez-Gil, J. H. B. </text:span><text:span text:style-name="T10">Zambrano, and A. D. Manríquez. Smartphone-based remote monitoring tool for e-learning. IEEE Access, </text:span><text:span text:style-name="T10">8:121409–121423, jun 2020. https://doi.org/10.1109/ACCESS.2020.3005330 ISSN: 2169-3536. </text:span><text:span text:style-name="T11">Cuartil JCR: 1 </text:span><text:span text:style-name="T9">(CLASE 1). IEEE (Open Access)</text:span></text:p>
                  </text:list-item>
                  <text:list-item>
                    <text:p>Yahir Hernández-Mier, Marco A. Nuño-Maganda, Said Polanco-Martagón, and María del Refugio García Chávez. Machine Learning Classifiers Evaluation for Automatic Karyogram Generation from G-Banded Metaphase Images. Applied Sciences, 10(8), apr 2020. https://doi.org/10.3390/app10082758, Article ID: applsci-759087, ISSN: 2076-3417. <text:span text:style-name="T9">Cuartil JCR: 2 (CLASE 1). MDPI (Open Acc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3cm" svg:y="0.206cm" presentation:class="title" presentation:user-transformed="true">
          <draw:text-box>
            <text:p text:style-name="P4"><text:span text:style-name="T13">Nuevo Testamento – “Tiempos Modernos” (2020 – Actualidad) </text:span>(2)</text:p>
          </draw:text-box>
        </draw:frame>
        <draw:frame presentation:style-name="pr4" draw:text-style-name="P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2020 (finales): Esparcimiento de un rumor de cambios a los criterios específicos (reubicación de áreas, cambios al reglamento del SNI, etc)</text:p>
                <text:list>
                  <text:list-item>
                    <text:p>No serán aceptados o se limitarán artículos publicados en editoriales “Predatorias” (MDPI, HINDAWI)</text:p>
                  </text:list-item>
                  <text:list-item>
                    <text:p>Diversidad en las revistas o editoriales</text:p>
                  </text:list-item>
                </text:list>
              </text:list-item>
              <text:list-item>
                <text:p text:style-name="P5">Artículos JCR Publicados en 2021: NINGUNO</text:p>
                <text:list>
                  <text:list-item>
                    <text:p>Uno en evaluación en fase “final” (trabajo del doctorado)</text:p>
                  </text:list-item>
                  <text:list-item>
                    <text:p>Otro en evaluación resometido a otro Journal como sugerencia de un rechazo express</text:p>
                  </text:list-item>
                  <text:list-item>
                    <text:p>Otro en preparación a ser sometido a un Special Issue (Deadline: 30-Abril)</text:p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 text:style-name="P4">Nuevo Testamento – “Tiempos Modernos” (2020 – Actualidad) (3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lección de rechazos express </text:p>
                <text:list>
                  <text:list-item>
                    <text:p>Por express se entiende: 2-3 días, y a más tardar 3 meses</text:p>
                  </text:list-item>
                  <text:list-item>
                    <text:p>2020: Por lo menos 3</text:p>
                    <text:list>
                      <text:list-item>
                        <text:p>2 por el editor</text:p>
                      </text:list-item>
                      <text:list-item>
                        <text:p>1 despues de la ronda de revisiones</text:p>
                      </text:list-item>
                    </text:list>
                  </text:list-item>
                  <text:list-item>
                    <text:p>2021: Por lo menos 2 (editor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 text:style-name="P4">Nuevo Testamento – “Tiempos Modernos” (2020 – Actualidad) (4)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utoevaluación para convocatoria 2022:</text:p>
                <text:list>
                  <text:list-item>
                    <text:p>Para renovar SNI (Periodo 2023-2026), cumplo con los criterios 2018</text:p>
                    <text:list>
                      <text:list-item>
                        <text:p>Periodo de evaluación: 3 años (2019, 2020 y 2021)</text:p>
                      </text:list-item>
                      <text:list-item>
                        <text:p>1 articulo por año (4 en los 3 años), todos de los primeros 3 cuartiles del JCR (Clase 1)</text:p>
                      </text:list-item>
                    </text:list>
                  </text:list-item>
                  <text:list-item>
                    <text:p>Con el cambio en los criterios, mis condiciones cambian:</text:p>
                    <text:list>
                      <text:list-item>
                        <text:p>De los 4 que tengo, creo que me contarían uno nada mas y los otros 3 pasaría a contar como clase 2</text:p>
                      </text:list-item>
                      <text:list-item>
                        <text:p>Requeriría de otros 2 clase 1 (2 en evaluación y otros por someter)</text:p>
                      </text:list-item>
                    </text:list>
                  </text:list-item>
                </text:list>
              </text:list-item>
              <text:list-item>
                <text:p>“El rechazo de un artículo debe verse como una oportunidad, no como una amenaza”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Recomendaciones</text:p>
          </draw:text-box>
        </draw:frame>
        <draw:frame presentation:style-name="pr4" draw:text-style-name="P3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Desprenderse de toda soberbia como PTC o SNI</text:p>
              </text:list-item>
              <text:list-item>
                <text:p>“No hay peor paper que el que no es escribe o no se envía”</text:p>
              </text:list-item>
              <text:list-item>
                <text:p>Estar a la caza de los journals, de los números especiales (Special Issue)</text:p>
              </text:list-item>
              <text:list-item>
                <text:p>No agüitarse ante los rechazos, seguir intentado</text:p>
              </text:list-item>
              <text:list-item>
                <text:p>Mantener las alianzas que den frutos, y descartar aquellas que no jalen </text:p>
              </text:list-item>
              <text:list-item>
                <text:p>Involucrar a los estudiantes en los proyectos</text:p>
              </text:list-item>
              <text:list-item>
                <text:p>Vincular la investigación con los cursos (PICAR MUCHA PIEDRA!!)</text:p>
                <text:list>
                  <text:list-item>
                    <text:p>Licenciatura: Moviles (9°) puede dar para varios productos </text:p>
                  </text:list-item>
                  <text:list-item>
                    <text:p>Maestría: Fundamentos de Sistemas de Información, Visión por Computadora y Tópicos Selectos de Imagenologí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6" draw:text-style-name="P11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2:46:35.614898902</meta:creation-date>
    <dc:date>2021-04-15T19:42:17.983670516</dc:date>
    <meta:editing-duration>PT10H52M5S</meta:editing-duration>
    <meta:editing-cycles>72</meta:editing-cycles>
    <meta:generator>LibreOffice/6.4.6.2$Linux_X86_64 LibreOffice_project/40$Build-2</meta:generator>
    <meta:document-statistic meta:object-count="79"/>
  </office:meta>
</office:document-meta>
</file>